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413cm"/>
    </style:style>
    <style:style style:name="Tabla1.B" style:family="table-column">
      <style:table-column-properties style:column-width="4.791cm"/>
    </style:style>
    <style:style style:name="Tabla1.C" style:family="table-column">
      <style:table-column-properties style:column-width="2.813cm"/>
    </style:style>
    <style:style style:name="Tabla1.D" style:family="table-column">
      <style:table-column-properties style:column-width="3.29cm"/>
    </style:style>
    <style:style style:name="Tabla1.E" style:family="table-column">
      <style:table-column-properties style:column-width="2.693cm"/>
    </style:style>
    <style:style style:name="Tab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1.E1" style:family="table-cell">
      <style:table-cell-properties style:vertical-align="middle" fo:padding="0.049cm" fo:border="0.05pt solid #000000"/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2">
      <style:text-properties style:font-name="Liberation Serif"/>
    </style:style>
    <style:style style:name="P4" style:family="paragraph" style:parent-style-name="Text_20_body">
      <style:paragraph-properties fo:margin-top="0cm" fo:margin-bottom="0cm" style:contextual-spacing="false"/>
      <style:text-properties style:font-name="Liberation Serif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Table_20_Heading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461123"/>
    </style:style>
    <style:style style:name="P11" style:family="paragraph" style:parent-style-name="Heading_20_2">
      <style:text-properties officeooo:paragraph-rsid="0054cc0b"/>
    </style:style>
    <style:style style:name="P12" style:family="paragraph" style:parent-style-name="Text_20_body">
      <style:text-properties officeooo:paragraph-rsid="0054cc0b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Table_20_Contents">
      <style:text-properties style:font-name="Liberation Serif" fo:font-size="10pt" officeooo:paragraph-rsid="005a7cc5" style:font-size-asian="10pt" style:font-size-complex="10pt"/>
    </style:style>
    <style:style style:name="P16" style:family="paragraph" style:parent-style-name="Table_20_Contents">
      <style:text-properties officeooo:paragraph-rsid="005a7cc5"/>
    </style:style>
    <style:style style:name="P17" style:family="paragraph" style:parent-style-name="Table_20_Heading">
      <style:text-properties style:font-name="Liberation Serif" fo:font-size="10pt" style:font-size-asian="10pt" style:font-size-complex="10pt"/>
    </style:style>
    <style:style style:name="P18" style:family="paragraph" style:parent-style-name="Table_20_Heading">
      <style:text-properties style:font-name="Liberation Serif" fo:font-size="10pt" officeooo:paragraph-rsid="005a7cc5" style:font-size-asian="10pt" style:font-size-complex="10pt"/>
    </style:style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Liberation Serif"/>
    </style:style>
    <style:style style:name="P21" style:family="paragraph" style:parent-style-name="Text_20_body" style:list-style-name="L3">
      <style:paragraph-properties fo:margin-top="0cm" fo:margin-bottom="0cm" style:contextual-spacing="false"/>
      <style:text-properties style:font-name="Liberation Serif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style:font-name="Liberation Serif"/>
    </style:style>
    <style:style style:name="P23" style:family="paragraph" style:parent-style-name="Text_20_body" style:list-style-name="L5">
      <style:paragraph-properties fo:margin-top="0cm" fo:margin-bottom="0cm" style:contextual-spacing="false"/>
      <style:text-properties style:font-name="Liberation Serif" officeooo:paragraph-rsid="0054cc0b"/>
    </style:style>
    <style:style style:name="P24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25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2b5e10"/>
    </style:style>
    <style:style style:name="P26" style:family="paragraph" style:parent-style-name="Text_20_body" style:list-style-name="L3">
      <style:paragraph-properties fo:margin-top="0cm" fo:margin-bottom="0cm" style:contextual-spacing="false"/>
    </style:style>
    <style:style style:name="P27" style:family="paragraph" style:parent-style-name="Text_20_body" style:list-style-name="L3">
      <style:paragraph-properties fo:margin-top="0cm" fo:margin-bottom="0cm" style:contextual-spacing="false"/>
      <style:text-properties officeooo:paragraph-rsid="002e78ae"/>
    </style:style>
    <style:style style:name="P28" style:family="paragraph" style:parent-style-name="Text_20_body" style:list-style-name="L3">
      <style:paragraph-properties fo:margin-top="0cm" fo:margin-bottom="0cm" style:contextual-spacing="false"/>
      <style:text-properties officeooo:rsid="002ef823" officeooo:paragraph-rsid="002ef823"/>
    </style:style>
    <style:style style:name="P29" style:family="paragraph" style:parent-style-name="Text_20_body" style:list-style-name="L4">
      <style:paragraph-properties fo:margin-top="0cm" fo:margin-bottom="0cm" style:contextual-spacing="false"/>
    </style:style>
    <style:style style:name="P30" style:family="paragraph" style:parent-style-name="Text_20_body" style:list-style-name="L5">
      <style:paragraph-properties fo:margin-top="0cm" fo:margin-bottom="0cm" style:contextual-spacing="false"/>
      <style:text-properties officeooo:paragraph-rsid="0054cc0b"/>
    </style:style>
    <style:style style:name="P31" style:family="paragraph" style:parent-style-name="Text_20_body">
      <style:text-properties officeooo:paragraph-rsid="005a7cc5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a07cf"/>
    </style:style>
    <style:style style:name="T3" style:family="text">
      <style:text-properties style:font-name="Liberation Serif" officeooo:rsid="002b5e10"/>
    </style:style>
    <style:style style:name="T4" style:family="text">
      <style:text-properties style:font-name="Liberation Serif" officeooo:rsid="002b72e8"/>
    </style:style>
    <style:style style:name="T5" style:family="text">
      <style:text-properties style:font-name="Liberation Serif" officeooo:rsid="002e78ae"/>
    </style:style>
    <style:style style:name="T6" style:family="text">
      <style:text-properties style:font-name="Liberation Serif" officeooo:rsid="002ef823"/>
    </style:style>
    <style:style style:name="T7" style:family="text">
      <style:text-properties style:font-name="Liberation Serif" officeooo:rsid="00357430"/>
    </style:style>
    <style:style style:name="T8" style:family="text">
      <style:text-properties style:font-name="Liberation Serif" officeooo:rsid="003a6409"/>
    </style:style>
    <style:style style:name="T9" style:family="text">
      <style:text-properties style:font-name="Liberation Serif" officeooo:rsid="003a68cb"/>
    </style:style>
    <style:style style:name="T10" style:family="text">
      <style:text-properties style:font-name="Liberation Serif" officeooo:rsid="003bf176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6c047" style:font-weight-asian="normal" style:font-weight-complex="normal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bookmark-start text:name="__RefHeading___Toc2034_2430651785"/><text:span text:style-name="Source_20_Text"><text:span text:style-name="T1">Examen de JavaScript</text:span></text:span><text:bookmark-end text:name="__RefHeading___Toc2034_2430651785"/></text:h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8"><text:a xlink:type="simple" xlink:href="#__RefHeading___Toc2034_2430651785" text:style-name="Index_20_Link" text:visited-style-name="Index_20_Link">Examen de JavaScript<text:tab/>1</text:a></text:p>
          <text:p text:style-name="P9"><text:a xlink:type="simple" xlink:href="#__RefHeading___Toc2036_2430651785" text:style-name="Index_20_Link" text:visited-style-name="Index_20_Link">Contexto común<text:tab/>1</text:a></text:p>
          <text:p text:style-name="P9"><text:a xlink:type="simple" xlink:href="#__RefHeading___Toc2038_2430651785" text:style-name="Index_20_Link" text:visited-style-name="Index_20_Link">A) Variables, tipos, ámbito y conversiones (10 min)<text:tab/>1</text:a></text:p>
          <text:p text:style-name="P9"><text:a xlink:type="simple" xlink:href="#__RefHeading___Toc2040_2430651785" text:style-name="Index_20_Link" text:visited-style-name="Index_20_Link">B) Decisiones y bucles (10 min)<text:tab/>2</text:a></text:p>
          <text:p text:style-name="P9"><text:a xlink:type="simple" xlink:href="#__RefHeading___Toc2042_2430651785" text:style-name="Index_20_Link" text:visited-style-name="Index_20_Link">C) Arrays y operaciones agregadas (15 min)<text:tab/>2</text:a></text:p>
          <text:p text:style-name="P9"><text:a xlink:type="simple" xlink:href="#__RefHeading___Toc2044_2430651785" text:style-name="Index_20_Link" text:visited-style-name="Index_20_Link">D) Funciones y modularidad ligera (10 min)<text:tab/>2</text:a></text:p>
          <text:p text:style-name="P8"><text:a xlink:type="simple" xlink:href="#__RefHeading___Toc3548_1664650483" text:style-name="Index_20_Link" text:visited-style-name="Index_20_Link">Rúbrica<text:tab/>3</text:a></text:p>
        </text:index-body>
      </text:table-of-content>
      <text:p text:style-name="P7"><text:span text:style-name="Source_20_Text"><text:span text:style-name="T1"/></text:span></text:p>
      <text:p text:style-name="P2"><text:span text:style-name="Source_20_Text"><text:span text:style-name="T1"/></text:span></text:p>
      <text:h text:style-name="P3" text:outline-level="2"><text:bookmark-start text:name="__RefHeading___Toc2036_2430651785"/>Contexto común<text:bookmark-end text:name="__RefHeading___Toc2036_2430651785"/></text:h>
      <text:list text:style-name="L1">
        <text:list-item>
          <text:p text:style-name="P19"><text:span text:style-name="T1">Trabaja en </text:span><text:span text:style-name="Source_20_Text"><text:span text:style-name="T1">script.js</text:span></text:span><text:span text:style-name="T1"> con </text:span><text:span text:style-name="Source_20_Text"><text:span text:style-name="T1">"use strict"</text:span></text:span><text:span text:style-name="T1">.</text:span></text:p>
        </text:list-item>
        <text:list-item>
          <text:p text:style-name="P20">Documenta con comentarios breves cada bloque.</text:p>
        </text:list-item>
        <text:list-item>
          <text:p text:style-name="P20">Valida en consola sin errores.</text:p>
        </text:list-item>
        <text:list-item>
          <text:p text:style-name="P20">No uses librerías externas.</text:p>
        </text:list-item>
      </text:list>
      <text:h text:style-name="P3" text:outline-level="2"><text:bookmark-start text:name="__RefHeading___Toc2038_2430651785"/>A) Variables, tipos, ámbito y conversiones <text:span text:style-name="T13">(10 min</text:span><text:span text:style-name="T14">)</text:span><text:bookmark-end text:name="__RefHeading___Toc2038_2430651785"/></text:h>
      <text:p text:style-name="Text_20_body"><text:span text:style-name="Strong_20_Emphasis"><text:span text:style-name="T1">Enunciado</text:span></text:span></text:p>
      <text:list text:style-name="L2">
        <text:list-item>
          <text:p text:style-name="P24"><text:span text:style-name="T1">Declara </text:span><text:span text:style-name="T2">como constante</text:span><text:span text:style-name="Source_20_Text"><text:span text:style-name="T1"> centro = "CIFP X"; </text:span></text:span><text:span text:style-name="Source_20_Text"><text:span text:style-name="T2">y como variable modificable a </text:span></text:span><text:span text:style-name="Source_20_Text"><text:span text:style-name="T1">grupo = "2º DAW"; </text:span></text:span><text:span text:style-name="Source_20_Text"><text:span text:style-name="T2">y </text:span></text:span><text:span text:style-name="Source_20_Text"><text:span text:style-name="T1">turno;</text:span></text:span><text:span text:style-name="T1">.</text:span></text:p>
        </text:list-item>
        <text:list-item>
          <text:p text:style-name="P24"><text:span text:style-name="T1">Inicializa </text:span><text:span text:style-name="Source_20_Text"><text:span text:style-name="T1">turno</text:span></text:span><text:span text:style-name="T1"> con el valor </text:span><text:span text:style-name="Source_20_Text"><text:span text:style-name="T1">"mañana"</text:span></text:span><text:span text:style-name="T1">.</text:span></text:p>
        </text:list-item>
        <text:list-item>
          <text:p text:style-name="P25"><text:span text:style-name="T1">Crea </text:span><text:span text:style-name="T3">la </text:span><text:span text:style-name="Source_20_Text"><text:span text:style-name="T2">variable modificable</text:span></text:span><text:span text:style-name="Source_20_Text"><text:span text:style-name="T1"> plazas = "25"</text:span></text:span><text:span text:style-name="T1"> y convierte a número de forma segura en </text:span><text:span text:style-name="Source_20_Text"><text:span text:style-name="T1">plazasNum</text:span></text:span><text:span text:style-name="T1">.</text:span></text:p>
        </text:list-item>
        <text:list-item>
          <text:p text:style-name="P24"><text:span text:style-name="T1">Escribe una función corta </text:span><text:span text:style-name="Source_20_Text"><text:span text:style-name="T1">tipoDe(x)</text:span></text:span><text:span text:style-name="T1"> que devuelva un string con el tipo </text:span><text:span text:style-name="Emphasis"><text:span text:style-name="T1">real</text:span></text:span><text:span text:style-name="T1"> de </text:span><text:span text:style-name="Source_20_Text"><text:span text:style-name="T1">x</text:span></text:span><text:span text:style-name="T1"> (</text:span><text:span text:style-name="Source_20_Text"><text:span text:style-name="T1">null</text:span></text:span><text:span text:style-name="T1">, </text:span><text:span text:style-name="Source_20_Text"><text:span text:style-name="T1">array</text:span></text:span><text:span text:style-name="T1">, </text:span><text:span text:style-name="Source_20_Text"><text:span text:style-name="T1">number</text:span></text:span><text:span text:style-name="T1">, etc.).</text:span></text:p>
        </text:list-item>
        <text:list-item>
          <text:p text:style-name="P24"><text:span text:style-name="T1">Demuestra ámbito con </text:span><text:span text:style-name="Source_20_Text"><text:span text:style-name="T1">let</text:span></text:span><text:span text:style-name="T1"> y </text:span><text:span text:style-name="Source_20_Text"><text:span text:style-name="T1">const</text:span></text:span><text:span text:style-name="T1"> dentro de un bloque y fuera, sin errores. </text:span><text:span text:style-name="T4">Muestra por consola los</text:span><text:span text:style-name="T1"> resultados.</text:span></text:p>
        </text:list-item>
      </text:list>
      <text:p text:style-name="P4"/>
      <text:p text:style-name="P7"><text:span text:style-name="Strong_20_Emphasis"><text:span text:style-name="T1">Evidencias mínimas</text:span></text:span><text:span text:style-name="T1">: </text:span><text:span text:style-name="Source_20_Text"><text:span text:style-name="T1">typeof</text:span></text:span><text:span text:style-name="T1">, comprobación </text:span><text:span text:style-name="Source_20_Text"><text:span text:style-name="T1">Array.isArray</text:span></text:span><text:span text:style-name="T1">, conversión </text:span><text:span text:style-name="Source_20_Text"><text:span text:style-name="T1">Number()</text:span></text:span><text:span text:style-name="T1"> y </text:span><text:span text:style-name="Source_20_Text"><text:span text:style-name="T1">Number.isFinite</text:span></text:span><text:span text:style-name="T1">, ejemplo de </text:span><text:span text:style-name="Emphasis"><text:span text:style-name="T1">shadowing</text:span></text:span><text:span text:style-name="T1"> o inaccesibilidad de bloque.</text:span></text:p>
      <text:p text:style-name="Text_20_body"><text:span text:style-name="Strong_20_Emphasis"><text:span text:style-name="T1">RA/CE: <text:s text:c="3"/></text:span></text:span><text:span text:style-name="T1">RA2: b, d, g, h <text:s text:c="2"/>RA3: a, h</text:span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h text:style-name="P3" text:outline-level="2"><text:bookmark-start text:name="__RefHeading___Toc2040_2430651785"/><text:soft-page-break/>B) Decisiones y bucles <text:span text:style-name="T13">(10 min)</text:span><text:bookmark-end text:name="__RefHeading___Toc2040_2430651785"/></text:h>
      <text:p text:style-name="Text_20_body"><text:span text:style-name="Strong_20_Emphasis"><text:span text:style-name="T1">Enunciado</text:span></text:span></text:p>
      <text:list text:style-name="L3">
        <text:list-item>
          <text:p text:style-name="P26"><text:span text:style-name="T1">Implementa </text:span><text:span text:style-name="Source_20_Text"><text:span text:style-name="T1">clasificarNota(n)</text:span></text:span><text:span text:style-name="T1"> que devuelva </text:span><text:span text:style-name="Source_20_Text"><text:span text:style-name="T1">"SS" </text:span></text:span><text:span text:style-name="Source_20_Text"><text:span text:style-name="T2">de (de 1 a 4 puntos)</text:span></text:span><text:span text:style-name="T1">, </text:span><text:span text:style-name="Source_20_Text"><text:span text:style-name="T1">"AP" </text:span></text:span><text:span text:style-name="Source_20_Text"><text:span text:style-name="T2">(de 5 a 6 puntos)</text:span></text:span><text:span text:style-name="T1">, </text:span><text:span text:style-name="Source_20_Text"><text:span text:style-name="T1">"NT" </text:span></text:span><text:span text:style-name="Source_20_Text"><text:span text:style-name="T2">(de 7 a 9 puntos)</text:span></text:span><text:span text:style-name="T1">, </text:span><text:span text:style-name="Source_20_Text"><text:span text:style-name="T1">"SB" </text:span></text:span><text:span text:style-name="Source_20_Text"><text:span text:style-name="T2">(10 puntos)</text:span></text:span><text:span text:style-name="T1">. Usa </text:span><text:span text:style-name="Source_20_Text"><text:span text:style-name="T1">switch</text:span></text:span><text:span text:style-name="T1">.</text:span></text:p>
        </text:list-item>
        <text:list-item>
          <text:p text:style-name="P26"><text:span text:style-name="T1">Recorre </text:span><text:span text:style-name="T10">la constante</text:span><text:span text:style-name="Source_20_Text"><text:span text:style-name="T1"> notas = [3,5,6.5,8.2,9.7]</text:span></text:span><text:span text:style-name="T1"> y construye un array de objetos </text:span><text:span text:style-name="Source_20_Text"><text:span text:style-name="T1">{ nota, tramo: clasificarNota(nota) }</text:span></text:span><text:span text:style-name="T1">.</text:span></text:p>
        </text:list-item>
        <text:list-item>
          <text:p text:style-name="P26"><text:span text:style-name="T1">Con un </text:span><text:span text:style-name="Source_20_Text"><text:span text:style-name="T1">for</text:span></text:span><text:span text:style-name="T1"> </text:span><text:span text:style-name="T6">clásico </text:span><text:span text:style-name="T1">calcula cuántas están en </text:span><text:span text:style-name="Source_20_Text"><text:span text:style-name="T1">"S</text:span></text:span><text:span text:style-name="Source_20_Text"><text:span text:style-name="T5">S</text:span></text:span><text:span text:style-name="Source_20_Text"><text:span text:style-name="T1">"</text:span></text:span><text:span text:style-name="T1">.</text:span></text:p>
        </text:list-item>
        <text:list-item>
          <text:p text:style-name="P27"><text:span text:style-name="T1">Con un </text:span><text:span text:style-name="Source_20_Text"><text:span text:style-name="T1">while</text:span></text:span><text:span text:style-name="T1"> calcula cuántas están en </text:span><text:span text:style-name="Source_20_Text"><text:span text:style-name="T1">"</text:span></text:span><text:span text:style-name="Source_20_Text"><text:span text:style-name="T5">AP</text:span></text:span><text:span text:style-name="Source_20_Text"><text:span text:style-name="T1">"</text:span></text:span><text:span text:style-name="T1">.</text:span></text:p>
        </text:list-item>
        <text:list-item>
          <text:p text:style-name="P28"><text:span text:style-name="T1">Con un for..of o for..in calcula cuántas están en </text:span><text:span text:style-name="Source_20_Text"><text:span text:style-name="T1">"NT"</text:span></text:span><text:span text:style-name="T1">. Justifica tu elección.</text:span></text:p>
          <text:p text:style-name="P21"/>
        </text:list-item>
      </text:list>
      <text:p text:style-name="Text_20_body"><text:span text:style-name="Strong_20_Emphasis"><text:span text:style-name="T1">RA/CE: <text:s text:c="2"/></text:span></text:span><text:span text:style-name="T1">RA2: e, f, g, h</text:span></text:p>
      <text:p text:style-name="P5"/>
      <text:h text:style-name="P3" text:outline-level="2"><text:bookmark-start text:name="__RefHeading___Toc2042_2430651785"/>C) Arrays y operaciones agregadas<text:span text:style-name="T13"> (15 min)</text:span><text:bookmark-end text:name="__RefHeading___Toc2042_2430651785"/></text:h>
      <text:p text:style-name="P7"><text:span text:style-name="Strong_20_Emphasis"><text:span text:style-name="T1">Enunciado</text:span></text:span><text:span text:style-name="T1"><text:line-break/><text:tab/>Dado </text:span><text:span text:style-name="T8">los datos de productos servidos en por</text:span><text:span text:style-name="Strong_20_Emphasis"><text:span text:style-name="T7"> profesor en la url: <text:s/>http://10.103.255.0:3000/</text:span></text:span><text:span text:style-name="Strong_20_Emphasis"><text:span text:style-name="T9">coches</text:span></text:span></text:p>
      <text:list text:style-name="L4">
        <text:list-item>
          <text:p text:style-name="P29"><text:span text:style-name="T1">Crea </text:span><text:span text:style-name="Source_20_Text"><text:span text:style-name="T1">soloModelos</text:span></text:span><text:span text:style-name="T1"> con </text:span><text:span text:style-name="Source_20_Text"><text:span text:style-name="T1">map</text:span></text:span><text:span text:style-name="T1"> → </text:span><text:span text:style-name="Source_20_Text"><text:span text:style-name="T1">["Corolla","Focus","Ceed","Golf",…….]</text:span></text:span><text:span text:style-name="T1">.</text:span></text:p>
        </text:list-item>
        <text:list-item>
          <text:p text:style-name="P29"><text:span text:style-name="T1">Filtra </text:span><text:span text:style-name="Source_20_Text"><text:span text:style-name="T1">year &gt;= 2018</text:span></text:span><text:span text:style-name="T1"> en </text:span><text:span text:style-name="Source_20_Text"><text:span text:style-name="T1">recientes</text:span></text:span><text:span text:style-name="T1">.</text:span></text:p>
        </text:list-item>
        <text:list-item>
          <text:p text:style-name="P29"><text:span text:style-name="T1">Calcula con </text:span><text:span text:style-name="Source_20_Text"><text:span text:style-name="T1">reduce</text:span></text:span><text:span text:style-name="T1">:</text:span></text:p>
          <text:list>
            <text:list-item>
              <text:p text:style-name="P29"><text:span text:style-name="Source_20_Text"><text:span text:style-name="T1">sumaPrecios</text:span></text:span></text:p>
            </text:list-item>
            <text:list-item>
              <text:p text:style-name="P29"><text:span text:style-name="Source_20_Text"><text:span text:style-name="T1">maxPrecio</text:span></text:span><text:span text:style-name="T1"> (objeto completo)</text:span></text:p>
            </text:list-item>
            <text:list-item>
              <text:p text:style-name="P29"><text:span text:style-name="Source_20_Text"><text:span text:style-name="T1">mediaPrecio</text:span></text:span><text:span text:style-name="T1"> redondeada a 2 decimales.</text:span></text:p>
            </text:list-item>
          </text:list>
        </text:list-item>
        <text:list-item>
          <text:p text:style-name="P29"><text:span text:style-name="T1">Ordena por </text:span><text:span text:style-name="Source_20_Text"><text:span text:style-name="T1">precio</text:span></text:span><text:span text:style-name="T1"> ascendente sin mutar el original.</text:span></text:p>
          <text:p text:style-name="P22"/>
        </text:list-item>
      </text:list>
      <text:p text:style-name="P10"><text:span text:style-name="Strong_20_Emphasis"><text:span text:style-name="T1">RA/CE: <text:s/></text:span></text:span><text:span text:style-name="Strong_20_Emphasis"><text:span text:style-name="T11"><text:s text:c="2"/>RA2: h <text:s text:c="3"/></text:span></text:span><text:span text:style-name="Strong_20_Emphasis"><text:span text:style-name="T1"><text:s text:c="2"/></text:span></text:span><text:span text:style-name="T1">RA4: c, d, e, k <text:s text:c="3"/></text:span></text:p>
      <text:h text:style-name="P11" text:outline-level="2"><text:bookmark-start text:name="__RefHeading___Toc2044_2430651785"/><text:span text:style-name="T1">D) Funciones y modularidad ligera</text:span><text:span text:style-name="T11"> (10 min)</text:span><text:bookmark-end text:name="__RefHeading___Toc2044_2430651785"/></text:h>
      <text:p text:style-name="P12"><text:span text:style-name="Strong_20_Emphasis"><text:span text:style-name="T1">Enunciado</text:span></text:span></text:p>
      <text:list text:style-name="L5">
        <text:list-item>
          <text:p text:style-name="P30"><text:span text:style-name="T1">Escribe </text:span><text:span text:style-name="Source_20_Text"><text:span text:style-name="T1">function aplicarIVA(productos, tipoIVA=0.15)</text:span></text:span><text:span text:style-name="T1"> que devuelva nuevos objetos </text:span><text:span text:style-name="Source_20_Text"><text:span text:style-name="T1">{...p, precioConIVA}</text:span></text:span><text:span text:style-name="T1"> sin mutar.</text:span></text:p>
        </text:list-item>
        <text:list-item>
          <text:p text:style-name="P23">Escribe una función flecha llamada toEuro que reciba un número n y devuelva una cadena con el importe formateado en euros usando el locale "es-ES" y las opciones { style: "currency", currency: "EUR" }.</text:p>
        </text:list-item>
        <text:list-item>
          <text:p text:style-name="P30"><text:span text:style-name="T1">Escribe el código que, </text:span><text:span text:style-name="Strong_20_Emphasis"><text:span text:style-name="T1">partiendo del array </text:span></text:span><text:span text:style-name="Source_20_Text"><text:span text:style-name="T1">coches</text:span></text:span><text:span text:style-name="Strong_20_Emphasis"><text:span text:style-name="T1"> y de la función </text:span></text:span><text:span text:style-name="Source_20_Text"><text:span text:style-name="T1">aplicarIVA</text:span></text:span><text:span text:style-name="Strong_20_Emphasis"><text:span text:style-name="T1"> ya implementada</text:span></text:span><text:span text:style-name="T1">, obtenga un nuevo array llamado </text:span><text:span text:style-name="Source_20_Text"><text:span text:style-name="T1">resumen</text:span></text:span><text:span text:style-name="T1"> con el siguiente formato por elemento: { etiqueta: "Marca Modelo (Año)", total: precioConIVA }</text:span></text:p>
        </text:list-item>
        <text:list-item>
          <text:p text:style-name="P23">Documenta cada función con comentario de propósito, parámetros y retorno.</text:p>
          <text:p text:style-name="P23"/>
        </text:list-item>
      </text:list>
      <text:p text:style-name="P12"><text:span text:style-name="Strong_20_Emphasis"><text:span text:style-name="T1">RA/CE:</text:span></text:span><text:span text:style-name="Strong_20_Emphasis"><text:span text:style-name="T11"> <text:s text:c="3"/>RA2: g, h <text:s text:c="4"/></text:span></text:span><text:span text:style-name="T11">RA4: a, b, k <text:s text:c="2"/></text:span></text:p>
      <text:h text:style-name="Heading_20_1" text:outline-level="1"><text:bookmark-start text:name="__RefHeading___Toc3548_1664650483"/><text:soft-page-break/>Rúbrica<text:bookmark-end text:name="__RefHeading___Toc3548_1664650483"/>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17">Criterio (RA)</text:p>
            </table:table-cell>
            <table:table-cell table:style-name="Tabla1.A1" office:value-type="string">
              <text:p text:style-name="P17">Excelente (10)</text:p>
            </table:table-cell>
            <table:table-cell table:style-name="Tabla1.A1" office:value-type="string">
              <text:p text:style-name="P17">Bien (7)</text:p>
            </table:table-cell>
            <table:table-cell table:style-name="Tabla1.A1" office:value-type="string">
              <text:p text:style-name="P17">Suficiente (5)</text:p>
            </table:table-cell>
            <table:table-cell table:style-name="Tabla1.E1" office:value-type="string">
              <text:p text:style-name="P17">Insuficiente (0)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trong_20_Emphasis"><text:span text:style-name="T12">A1 — RA2-b (0,370 pts)</text:span></text:span><text:span text:style-name="T12"> Tipos y operadores en A).</text:span></text:p>
          </table:table-cell>
          <table:table-cell table:style-name="Tabla1.A2" office:value-type="string">
            <text:p text:style-name="Table_20_Contents"><text:span text:style-name="T12">Usa correctamente tipos, typeof, operadores y Array.isArray. Convierte sin errores. </text:span><text:span text:style-name="Strong_20_Emphasis"><text:span text:style-name="T12">(0,370)</text:span></text:span></text:p>
          </table:table-cell>
          <table:table-cell table:style-name="Tabla1.A2" office:value-type="string">
            <text:p text:style-name="Table_20_Contents"><text:span text:style-name="T12">1 uso incorrecto o falta un control. </text:span><text:span text:style-name="Strong_20_Emphasis"><text:span text:style-name="T12">(0,259)</text:span></text:span></text:p>
          </table:table-cell>
          <table:table-cell table:style-name="Tabla1.A2" office:value-type="string">
            <text:p text:style-name="Table_20_Contents"><text:span text:style-name="T12">Conversión insegura o incoherente. </text:span><text:span text:style-name="Strong_20_Emphasis"><text:span text:style-name="T12">(0,185)</text:span></text:span></text:p>
          </table:table-cell>
          <table:table-cell table:style-name="Tabla1.E2" office:value-type="string">
            <text:p text:style-name="Table_20_Contents"><text:span text:style-name="T12">Mezcla tipos sin control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A2 — RA2-d (0,370 pts)</text:span></text:span><text:span text:style-name="T12"> Conversiones en A).</text:span></text:p>
          </table:table-cell>
          <table:table-cell table:style-name="Tabla1.A2" office:value-type="string">
            <text:p text:style-name="Table_20_Contents"><text:span text:style-name="T12">Convierte "25" a número de forma segura con Number() y Number.isFinite. Explica peculiaridades. </text:span><text:span text:style-name="Strong_20_Emphasis"><text:span text:style-name="T12">(0,370)</text:span></text:span></text:p>
          </table:table-cell>
          <table:table-cell table:style-name="Tabla1.A2" office:value-type="string">
            <text:p text:style-name="Table_20_Contents"><text:span text:style-name="T12">Convierte bien pero sin validar. </text:span><text:span text:style-name="Strong_20_Emphasis"><text:span text:style-name="T12">(0,259)</text:span></text:span></text:p>
          </table:table-cell>
          <table:table-cell table:style-name="Tabla1.A2" office:value-type="string">
            <text:p text:style-name="Table_20_Contents"><text:span text:style-name="T12">Convierte con truco no seguro. </text:span><text:span text:style-name="Strong_20_Emphasis"><text:span text:style-name="T12">(0,185)</text:span></text:span></text:p>
          </table:table-cell>
          <table:table-cell table:style-name="Tabla1.E2" office:value-type="string">
            <text:p text:style-name="Table_20_Contents"><text:span text:style-name="T12">No convierte o fall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A3 — RA2-g (0,370 pts)</text:span></text:span><text:span text:style-name="T12"> Comentarios en A).</text:span></text:p>
          </table:table-cell>
          <table:table-cell table:style-name="Tabla1.A2" office:value-type="string">
            <text:p text:style-name="Table_20_Contents"><text:span text:style-name="T12">Comentarios breves y claros por bloque. </text:span><text:span text:style-name="Strong_20_Emphasis"><text:span text:style-name="T12">(0,370)</text:span></text:span></text:p>
          </table:table-cell>
          <table:table-cell table:style-name="Tabla1.A2" office:value-type="string">
            <text:p text:style-name="Table_20_Contents"><text:span text:style-name="T12">Comentarios escuetos o parciales. </text:span><text:span text:style-name="Strong_20_Emphasis"><text:span text:style-name="T12">(0,259)</text:span></text:span></text:p>
          </table:table-cell>
          <table:table-cell table:style-name="Tabla1.A2" office:value-type="string">
            <text:p text:style-name="Table_20_Contents"><text:span text:style-name="T12">Comentarios mínimos. </text:span><text:span text:style-name="Strong_20_Emphasis"><text:span text:style-name="T12">(0,185)</text:span></text:span></text:p>
          </table:table-cell>
          <table:table-cell table:style-name="Tabla1.E2" office:value-type="string">
            <text:p text:style-name="Table_20_Contents"><text:span text:style-name="T12">Sin comentario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A4 — RA2-h (0,370 pts)</text:span></text:span><text:span text:style-name="T12"> Prueba/entorno en A).</text:span></text:p>
          </table:table-cell>
          <table:table-cell table:style-name="Tabla1.A2" office:value-type="string">
            <text:p text:style-name="Table_20_Contents"><text:span text:style-name="T12">Código sin errores en consola; organización limpia. </text:span><text:span text:style-name="Strong_20_Emphasis"><text:span text:style-name="T12">(0,370)</text:span></text:span></text:p>
          </table:table-cell>
          <table:table-cell table:style-name="Tabla1.A2" office:value-type="string">
            <text:p text:style-name="Table_20_Contents"><text:span text:style-name="T12">Avisos menores. </text:span><text:span text:style-name="Strong_20_Emphasis"><text:span text:style-name="T12">(0,259)</text:span></text:span></text:p>
          </table:table-cell>
          <table:table-cell table:style-name="Tabla1.A2" office:value-type="string">
            <text:p text:style-name="Table_20_Contents"><text:span text:style-name="T12">Algún error corregible. </text:span><text:span text:style-name="Strong_20_Emphasis"><text:span text:style-name="T12">(0,185)</text:span></text:span></text:p>
          </table:table-cell>
          <table:table-cell table:style-name="Tabla1.E2" office:value-type="string">
            <text:p text:style-name="Table_20_Contents"><text:span text:style-name="T12">Errores que impiden ejecutar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A5 — RA3-a (0,370 pts)</text:span></text:span><text:span text:style-name="T12"> Objetos nativos en A).</text:span></text:p>
          </table:table-cell>
          <table:table-cell table:style-name="Tabla1.A2" office:value-type="string">
            <text:p text:style-name="Table_20_Contents"><text:span text:style-name="T12">Identifica con acierto tipos/objetos nativos relevantes y su detección real (null, array…). </text:span><text:span text:style-name="Strong_20_Emphasis"><text:span text:style-name="T12">(0,370)</text:span></text:span></text:p>
          </table:table-cell>
          <table:table-cell table:style-name="Tabla1.A2" office:value-type="string">
            <text:p text:style-name="Table_20_Contents"><text:span text:style-name="T12">Omite 1 caso. </text:span><text:span text:style-name="Strong_20_Emphasis"><text:span text:style-name="T12">(0,259)</text:span></text:span></text:p>
          </table:table-cell>
          <table:table-cell table:style-name="Tabla1.A2" office:value-type="string">
            <text:p text:style-name="Table_20_Contents"><text:span text:style-name="T12">Listado sin verificación real. </text:span><text:span text:style-name="Strong_20_Emphasis"><text:span text:style-name="T12">(0,185)</text:span></text:span></text:p>
          </table:table-cell>
          <table:table-cell table:style-name="Tabla1.E2" office:value-type="string">
            <text:p text:style-name="Table_20_Contents"><text:span text:style-name="T12">Confunde los objetos nativo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A6 — RA3-h (0,370 pts)</text:span></text:span><text:span text:style-name="T12"> Depuración/documentación A).</text:span></text:p>
          </table:table-cell>
          <table:table-cell table:style-name="Tabla1.A2" office:value-type="string">
            <text:p text:style-name="Table_20_Contents"><text:span text:style-name="T12">Depura y documenta lo realizado. </text:span><text:span text:style-name="Strong_20_Emphasis"><text:span text:style-name="T12">(0,370)</text:span></text:span></text:p>
          </table:table-cell>
          <table:table-cell table:style-name="Tabla1.A2" office:value-type="string">
            <text:p text:style-name="Table_20_Contents"><text:span text:style-name="T12">Depura o documenta, falta el otro. </text:span><text:span text:style-name="Strong_20_Emphasis"><text:span text:style-name="T12">(0,259)</text:span></text:span></text:p>
          </table:table-cell>
          <table:table-cell table:style-name="Tabla1.A2" office:value-type="string">
            <text:p text:style-name="Table_20_Contents"><text:span text:style-name="T12">Evidencias escasas. </text:span><text:span text:style-name="Strong_20_Emphasis"><text:span text:style-name="T12">(0,185)</text:span></text:span></text:p>
          </table:table-cell>
          <table:table-cell table:style-name="Tabla1.E2" office:value-type="string">
            <text:p text:style-name="Table_20_Contents"><text:span text:style-name="T12">Sin evidencia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B1 — RA2-e (0,556 pts)</text:span></text:span><text:span text:style-name="T12"> Decisiones en B).</text:span></text:p>
          </table:table-cell>
          <table:table-cell table:style-name="Tabla1.A2" office:value-type="string">
            <text:p text:style-name="Table_20_Contents"><text:span text:style-name="T12">switch correcto con todos los tramos. </text:span><text:span text:style-name="Strong_20_Emphasis"><text:span text:style-name="T12">(0,556)</text:span></text:span></text:p>
          </table:table-cell>
          <table:table-cell table:style-name="Tabla1.A2" office:value-type="string">
            <text:p text:style-name="Table_20_Contents"><text:span text:style-name="T12">Falta un tramo o límites imprecisos. </text:span><text:span text:style-name="Strong_20_Emphasis"><text:span text:style-name="T12">(0,389)</text:span></text:span></text:p>
          </table:table-cell>
          <table:table-cell table:style-name="Tabla1.A2" office:value-type="string">
            <text:p text:style-name="Table_20_Contents"><text:span text:style-name="T12">Lógica parcial. </text:span><text:span text:style-name="Strong_20_Emphasis"><text:span text:style-name="T12">(0,278)</text:span></text:span></text:p>
          </table:table-cell>
          <table:table-cell table:style-name="Tabla1.E2" office:value-type="string">
            <text:p text:style-name="Table_20_Contents"><text:span text:style-name="T12">Incorrecto o ausente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B2 — RA2-f (0,556 pts)</text:span></text:span><text:span text:style-name="T12"> Bucles en B).</text:span></text:p>
          </table:table-cell>
          <table:table-cell table:style-name="Tabla1.A2" office:value-type="string">
            <text:p text:style-name="Table_20_Contents"><text:span text:style-name="T12">Usa for, while, y for..of/in con justificación. </text:span><text:span text:style-name="Strong_20_Emphasis"><text:span text:style-name="T12">(0,556)</text:span></text:span></text:p>
          </table:table-cell>
          <table:table-cell table:style-name="Tabla1.A2" office:value-type="string">
            <text:p text:style-name="Table_20_Contents"><text:span text:style-name="T12">Un bucle con fallo menor. </text:span><text:span text:style-name="Strong_20_Emphasis"><text:span text:style-name="T12">(0,389)</text:span></text:span></text:p>
          </table:table-cell>
          <table:table-cell table:style-name="Tabla1.A2" office:value-type="string">
            <text:p text:style-name="Table_20_Contents"><text:span text:style-name="T12">Usa solo dos bucles o sin justificación. </text:span><text:span text:style-name="Strong_20_Emphasis"><text:span text:style-name="T12">(0,278)</text:span></text:span></text:p>
          </table:table-cell>
          <table:table-cell table:style-name="Tabla1.E2" office:value-type="string">
            <text:p text:style-name="Table_20_Contents"><text:span text:style-name="T12">Bucles erróneo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B3 — RA2-g (0,556 pts)</text:span></text:span><text:span text:style-name="T12"> Comentarios en B).</text:span></text:p>
          </table:table-cell>
          <table:table-cell table:style-name="Tabla1.A2" office:value-type="string">
            <text:p text:style-name="Table_20_Contents"><text:span text:style-name="T12">Comentarios claros por bloque. </text:span><text:span text:style-name="Strong_20_Emphasis"><text:span text:style-name="T12">(0,556)</text:span></text:span></text:p>
          </table:table-cell>
          <table:table-cell table:style-name="Tabla1.A2" office:value-type="string">
            <text:p text:style-name="Table_20_Contents"><text:span text:style-name="T12">Parciales. </text:span><text:span text:style-name="Strong_20_Emphasis"><text:span text:style-name="T12">(0,389)</text:span></text:span></text:p>
          </table:table-cell>
          <table:table-cell table:style-name="Tabla1.A2" office:value-type="string">
            <text:p text:style-name="Table_20_Contents"><text:span text:style-name="T12">Mínimos. </text:span><text:span text:style-name="Strong_20_Emphasis"><text:span text:style-name="T12">(0,278)</text:span></text:span></text:p>
          </table:table-cell>
          <table:table-cell table:style-name="Tabla1.E2" office:value-type="string">
            <text:p text:style-name="Table_20_Contents"><text:span text:style-name="T12">Ningun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B4 — RA2-h (0,556 pts)</text:span></text:span><text:span text:style-name="T12"> Prueba/entorno en B).</text:span></text:p>
          </table:table-cell>
          <table:table-cell table:style-name="Tabla1.A2" office:value-type="string">
            <text:p text:style-name="Table_20_Contents"><text:span text:style-name="T12">Resultados correctos y trazas útiles. </text:span><text:span text:style-name="Strong_20_Emphasis"><text:span text:style-name="T12">(0,556)</text:span></text:span></text:p>
          </table:table-cell>
          <table:table-cell table:style-name="Tabla1.A2" office:value-type="string">
            <text:p text:style-name="Table_20_Contents"><text:span text:style-name="T12">Alguna traza confusa. </text:span><text:span text:style-name="Strong_20_Emphasis"><text:span text:style-name="T12">(0,389)</text:span></text:span></text:p>
          </table:table-cell>
          <table:table-cell table:style-name="Tabla1.A2" office:value-type="string">
            <text:p text:style-name="Table_20_Contents"><text:span text:style-name="T12">Pocas evidencias. </text:span><text:span text:style-name="Strong_20_Emphasis"><text:span text:style-name="T12">(0,278)</text:span></text:span></text:p>
          </table:table-cell>
          <table:table-cell table:style-name="Tabla1.E2" office:value-type="string">
            <text:p text:style-name="Table_20_Contents"><text:span text:style-name="T12">Sin verificación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C1 — RA2-h (0,666 pts)</text:span></text:span><text:span text:style-name="T12"> Prueba/entorno en C).</text:span></text:p>
          </table:table-cell>
          <table:table-cell table:style-name="Tabla1.A2" office:value-type="string">
            <text:p text:style-name="Table_20_Contents"><text:span text:style-name="T12">Verifica fetch/datos y resultados de agregados. </text:span><text:span text:style-name="Strong_20_Emphasis"><text:span text:style-name="T12">(0,666)</text:span></text:span></text:p>
          </table:table-cell>
          <table:table-cell table:style-name="Tabla1.A2" office:value-type="string">
            <text:p text:style-name="Table_20_Contents"><text:span text:style-name="T12">Verificación parcial. </text:span><text:span text:style-name="Strong_20_Emphasis"><text:span text:style-name="T12">(0,466)</text:span></text:span></text:p>
          </table:table-cell>
          <table:table-cell table:style-name="Tabla1.A2" office:value-type="string">
            <text:p text:style-name="Table_20_Contents"><text:span text:style-name="T12">Verificación mínima. </text:span><text:span text:style-name="Strong_20_Emphasis"><text:span text:style-name="T12">(0,333)</text:span></text:span></text:p>
          </table:table-cell>
          <table:table-cell table:style-name="Tabla1.E2" office:value-type="string">
            <text:p text:style-name="Table_20_Contents"><text:span text:style-name="T12">Sin verificación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C2 — RA4-c (0,666 pts)</text:span></text:span><text:span text:style-name="T12"> Características de arrays.</text:span></text:p>
          </table:table-cell>
          <table:table-cell table:style-name="Tabla1.A2" office:value-type="string">
            <text:p text:style-name="Table_20_Contents"><text:span text:style-name="T12">No muta original; usa copias en ordenación. </text:span><text:span text:style-name="Strong_20_Emphasis"><text:span text:style-name="T12">(0,666)</text:span></text:span></text:p>
          </table:table-cell>
          <table:table-cell table:style-name="Tabla1.A2" office:value-type="string">
            <text:p text:style-name="Table_20_Contents"><text:span text:style-name="T12">Un descuido sin afectar salida. </text:span><text:span text:style-name="Strong_20_Emphasis"><text:span text:style-name="T12">(0,466)</text:span></text:span></text:p>
          </table:table-cell>
          <table:table-cell table:style-name="Tabla1.A2" office:value-type="string">
            <text:p text:style-name="Table_20_Contents"><text:span text:style-name="T12">Duda sobre mutación. </text:span><text:span text:style-name="Strong_20_Emphasis"><text:span text:style-name="T12">(0,333)</text:span></text:span></text:p>
          </table:table-cell>
          <table:table-cell table:style-name="Tabla1.E2" office:value-type="string">
            <text:p text:style-name="Table_20_Contents"><text:span text:style-name="T12">Mutación del origen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C3 — RA4-d (0,666 pts)</text:span></text:span><text:span text:style-name="T12"> Creación/uso de arrays.</text:span></text:p>
          </table:table-cell>
          <table:table-cell table:style-name="Tabla1.A2" office:value-type="string">
            <text:p text:style-name="Table_20_Contents"><text:span text:style-name="T12">map, filter, reduce correctos. </text:span><text:span text:style-name="Strong_20_Emphasis"><text:span text:style-name="T12">(0,666)</text:span></text:span></text:p>
          </table:table-cell>
          <table:table-cell table:style-name="Tabla1.A2" office:value-type="string">
            <text:p text:style-name="Table_20_Contents"><text:span text:style-name="T12">Falta un agregado o detalle. </text:span><text:span text:style-name="Strong_20_Emphasis"><text:span text:style-name="T12">(0,466)</text:span></text:span></text:p>
          </table:table-cell>
          <table:table-cell table:style-name="Tabla1.A2" office:value-type="string">
            <text:p text:style-name="Table_20_Contents"><text:span text:style-name="T12">Implementación básica con errores leves. </text:span><text:span text:style-name="Strong_20_Emphasis"><text:span text:style-name="T12">(0,333)</text:span></text:span></text:p>
          </table:table-cell>
          <table:table-cell table:style-name="Tabla1.E2" office:value-type="string">
            <text:p text:style-name="Table_20_Contents"><text:span text:style-name="T12">Agregados mal empleado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C4 — RA4-e (0,666 pts)</text:span></text:span><text:span text:style-name="T12"> Operaciones agregadas.</text:span></text:p>
          </table:table-cell>
          <table:table-cell table:style-name="Tabla1.A2" office:value-type="string">
            <text:p text:style-name="Table_20_Contents"><text:span text:style-name="T12">Suma, máximo objeto y media redondeada correctos. </text:span><text:span text:style-name="Strong_20_Emphasis"><text:span text:style-name="T12">(0,666)</text:span></text:span></text:p>
          </table:table-cell>
          <table:table-cell table:style-name="Tabla1.A2" office:value-type="string">
            <text:p text:style-name="Table_20_Contents"><text:span text:style-name="T12">1 cálculo impreciso. </text:span><text:span text:style-name="Strong_20_Emphasis"><text:span text:style-name="T12">(0,466)</text:span></text:span></text:p>
          </table:table-cell>
          <table:table-cell table:style-name="Tabla1.A2" office:value-type="string">
            <text:p text:style-name="Table_20_Contents"><text:span text:style-name="T12">1 cálculo ausente. </text:span><text:span text:style-name="Strong_20_Emphasis"><text:span text:style-name="T12">(0,333)</text:span></text:span></text:p>
          </table:table-cell>
          <table:table-cell table:style-name="Tabla1.E2" office:value-type="string">
            <text:p text:style-name="Table_20_Contents"><text:span text:style-name="T12">No calcula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C5 — RA4-k (0,666 pts)</text:span></text:span><text:span text:style-name="T12"> Depuración/documentación C).</text:span></text:p>
          </table:table-cell>
          <table:table-cell table:style-name="Tabla1.A2" office:value-type="string">
            <text:p text:style-name="Table_20_Contents"><text:span text:style-name="T12">Código comentado y probado. </text:span><text:span text:style-name="Strong_20_Emphasis"><text:span text:style-name="T12">(0,666)</text:span></text:span></text:p>
          </table:table-cell>
          <table:table-cell table:style-name="Tabla1.A2" office:value-type="string">
            <text:p text:style-name="Table_20_Contents"><text:span text:style-name="T12">Uno de los dos. </text:span><text:span text:style-name="Strong_20_Emphasis"><text:span text:style-name="T12">(0,466)</text:span></text:span></text:p>
          </table:table-cell>
          <table:table-cell table:style-name="Tabla1.A2" office:value-type="string">
            <text:p text:style-name="Table_20_Contents"><text:span text:style-name="T12">Escaso. </text:span><text:span text:style-name="Strong_20_Emphasis"><text:span text:style-name="T12">(0,333)</text:span></text:span></text:p>
          </table:table-cell>
          <table:table-cell table:style-name="Tabla1.E2" office:value-type="string">
            <text:p text:style-name="Table_20_Contents"><text:span text:style-name="T12">Nul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D1 — RA2-g (0,444 pts)</text:span></text:span><text:span text:style-name="T12"> Comentarios en </text:span><text:soft-page-break/><text:span text:style-name="T12">D).</text:span></text:p>
          </table:table-cell>
          <table:table-cell table:style-name="Tabla1.A2" office:value-type="string">
            <text:p text:style-name="Table_20_Contents"><text:span text:style-name="T12">Propósito, params y retorno en cada función. </text:span><text:span text:style-name="Strong_20_Emphasis"><text:span text:style-name="T12">(0,444)</text:span></text:span></text:p>
          </table:table-cell>
          <table:table-cell table:style-name="Tabla1.A2" office:value-type="string">
            <text:p text:style-name="Table_20_Contents"><text:span text:style-name="T12">Falta en una función. </text:span><text:span text:style-name="Strong_20_Emphasis"><text:span text:style-name="T12">(0,311)</text:span></text:span></text:p>
          </table:table-cell>
          <table:table-cell table:style-name="Tabla1.A2" office:value-type="string">
            <text:p text:style-name="Table_20_Contents"><text:span text:style-name="T12">Comentarios genéricos. </text:span><text:span text:style-name="Strong_20_Emphasis"><text:span text:style-name="T12">(0,222)</text:span></text:span></text:p>
          </table:table-cell>
          <table:table-cell table:style-name="Tabla1.E2" office:value-type="string">
            <text:p text:style-name="Table_20_Contents"><text:span text:style-name="T12">Sin comentario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D2 — RA2-h (0,444 pts)</text:span></text:span><text:span text:style-name="T12"> Prueba/entorno en D).</text:span></text:p>
          </table:table-cell>
          <table:table-cell table:style-name="Tabla1.A2" office:value-type="string">
            <text:p text:style-name="Table_20_Contents"><text:span text:style-name="T12">Evidencias de prueba sin errores. </text:span><text:span text:style-name="Strong_20_Emphasis"><text:span text:style-name="T12">(0,444)</text:span></text:span></text:p>
          </table:table-cell>
          <table:table-cell table:style-name="Tabla1.A2" office:value-type="string">
            <text:p text:style-name="Table_20_Contents"><text:span text:style-name="T12">Avisos menores. </text:span><text:span text:style-name="Strong_20_Emphasis"><text:span text:style-name="T12">(0,311)</text:span></text:span></text:p>
          </table:table-cell>
          <table:table-cell table:style-name="Tabla1.A2" office:value-type="string">
            <text:p text:style-name="Table_20_Contents"><text:span text:style-name="T12">Pocas evidencias. </text:span><text:span text:style-name="Strong_20_Emphasis"><text:span text:style-name="T12">(0,222)</text:span></text:span></text:p>
          </table:table-cell>
          <table:table-cell table:style-name="Tabla1.E2" office:value-type="string">
            <text:p text:style-name="Table_20_Contents"><text:span text:style-name="T12">Sin pruebas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D3 — RA4-a (0,444 pts)</text:span></text:span><text:span text:style-name="T12"> Funciones predefinidas.</text:span></text:p>
          </table:table-cell>
          <table:table-cell table:style-name="Tabla1.A2" office:value-type="string">
            <text:p text:style-name="Table_20_Contents"><text:span text:style-name="T12">Usa toLocaleString correctamente. </text:span><text:span text:style-name="Strong_20_Emphasis"><text:span text:style-name="T12">(0,444)</text:span></text:span></text:p>
          </table:table-cell>
          <table:table-cell table:style-name="Tabla1.A2" office:value-type="string">
            <text:p text:style-name="Table_20_Contents"><text:span text:style-name="T12">Uso con opciones incompletas. </text:span><text:span text:style-name="Strong_20_Emphasis"><text:span text:style-name="T12">(0,311)</text:span></text:span></text:p>
          </table:table-cell>
          <table:table-cell table:style-name="Tabla1.A2" office:value-type="string">
            <text:p text:style-name="Table_20_Contents"><text:span text:style-name="T12">Uso básico. </text:span><text:span text:style-name="Strong_20_Emphasis"><text:span text:style-name="T12">(0,222)</text:span></text:span></text:p>
          </table:table-cell>
          <table:table-cell table:style-name="Tabla1.E2" office:value-type="string">
            <text:p text:style-name="Table_20_Contents"><text:span text:style-name="T12">No usa o mal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D4 — RA4-b (0,444 pts)</text:span></text:span><text:span text:style-name="T12"> Funciones de usuario.</text:span></text:p>
          </table:table-cell>
          <table:table-cell table:style-name="Tabla1.A2" office:value-type="string">
            <text:p text:style-name="Table_20_Contents"><text:span text:style-name="T12">aplicarIVA inmutable y toEuro flecha correctas. </text:span><text:span text:style-name="Strong_20_Emphasis"><text:span text:style-name="T12">(0,444)</text:span></text:span></text:p>
          </table:table-cell>
          <table:table-cell table:style-name="Tabla1.A2" office:value-type="string">
            <text:p text:style-name="Table_20_Contents"><text:span text:style-name="T12">Un detalle de estilo/retorno mejorable. </text:span><text:span text:style-name="Strong_20_Emphasis"><text:span text:style-name="T12">(0,311)</text:span></text:span></text:p>
          </table:table-cell>
          <table:table-cell table:style-name="Tabla1.A2" office:value-type="string">
            <text:p text:style-name="Table_20_Contents"><text:span text:style-name="T12">Cambia datos pero compensa. </text:span><text:span text:style-name="Strong_20_Emphasis"><text:span text:style-name="T12">(0,222)</text:span></text:span></text:p>
          </table:table-cell>
          <table:table-cell table:style-name="Tabla1.E2" office:value-type="string">
            <text:p text:style-name="Table_20_Contents"><text:span text:style-name="T12">Mutación o fallo. </text:span><text:span text:style-name="Strong_20_Emphasis"><text:span text:style-name="T12">(0,000)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<text:span text:style-name="T12">D5 — RA4-k (0,450 pts)</text:span></text:span><text:span text:style-name="T12"> Depuración/documentación D).</text:span></text:p>
          </table:table-cell>
          <table:table-cell table:style-name="Tabla1.A2" office:value-type="string">
            <text:p text:style-name="Table_20_Contents"><text:span text:style-name="T12">Depura y documenta. </text:span><text:span text:style-name="Strong_20_Emphasis"><text:span text:style-name="T12">(0,450)</text:span></text:span></text:p>
          </table:table-cell>
          <table:table-cell table:style-name="Tabla1.A2" office:value-type="string">
            <text:p text:style-name="Table_20_Contents"><text:span text:style-name="T12">Uno de los dos. </text:span><text:span text:style-name="Strong_20_Emphasis"><text:span text:style-name="T12">(0,315)</text:span></text:span></text:p>
          </table:table-cell>
          <table:table-cell table:style-name="Tabla1.A2" office:value-type="string">
            <text:p text:style-name="Table_20_Contents"><text:span text:style-name="T12">Mínimo. </text:span><text:span text:style-name="Strong_20_Emphasis"><text:span text:style-name="T12">(0,225)</text:span></text:span></text:p>
          </table:table-cell>
          <table:table-cell table:style-name="Tabla1.E2" office:value-type="string">
            <text:p text:style-name="Table_20_Contents"><text:span text:style-name="T12">Nulo. </text:span><text:span text:style-name="Strong_20_Emphasis"><text:span text:style-name="T12">(0,000)</text:span>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54:59.819000000</meta:creation-date>
    <dc:date>2025-11-09T17:27:16.351000000</dc:date>
    <meta:editing-duration>PT3H47M59S</meta:editing-duration>
    <meta:editing-cycles>55</meta:editing-cycles>
    <meta:generator>LibreOffice/24.2.2.2$Windows_X86_64 LibreOffice_project/d56cc158d8a96260b836f100ef4b4ef25d6f1a01</meta:generator>
    <meta:document-statistic meta:table-count="1" meta:image-count="0" meta:object-count="0" meta:page-count="4" meta:paragraph-count="155" meta:word-count="1006" meta:character-count="6539" meta:non-whitespace-character-count="5662"/>
  </office:meta>
</office:document-meta>
</file>